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6c0b6" officeooo:paragraph-rsid="0016c0b6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8pt" fo:font-weight="normal" officeooo:rsid="0016c0b6" officeooo:paragraph-rsid="0016c0b6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173333" officeooo:paragraph-rsid="00173333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76d44" officeooo:paragraph-rsid="00176d44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color="#ce181e" fo:font-size="18pt" fo:font-weight="normal" officeooo:rsid="00173333" officeooo:paragraph-rsid="00173333" style:font-size-asian="15.75pt" style:font-weight-asian="normal" style:font-size-complex="18pt" style:font-weight-complex="normal"/>
    </style:style>
    <style:style style:name="T1" style:family="text">
      <style:text-properties officeooo:rsid="00176d44"/>
    </style:style>
    <style:style style:name="T2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CA -lowest common ancestor</text:p>
      <text:p text:style-name="P2">kisi bhi 2 node ka lowest common ancesistor</text:p>
      <text:p text:style-name="P2">Approch <text:s/>in O(N)</text:p>
      <text:p text:style-name="P2"/>
      <text:p text:style-name="P2">jinke bich m find krna hai unka root se path store kr lenge</text:p>
      <text:p text:style-name="P2"/>
      <text:p text:style-name="P2">for example 6,12</text:p>
      <text:p text:style-name="P2"/>
      <text:p text:style-name="P2">6 - <text:s/>1 --&gt; 2 --&gt; 5 --&gt;6</text:p>
      <text:p text:style-name="P2">12 - 1--&gt;2 --&gt;5 --&gt;8 <text:s/>---&gt;12</text:p>
      <text:p text:style-name="P2"/>
      <text:p text:style-name="P2">last common is LCA, so 1 is LCA</text:p>
      <text:p text:style-name="P2"/>
      <text:p text:style-name="P3">dfs chala k <text:span text:style-name="T1">sbke parent store kr lete hai then path funtion se sabka path store krlete hai.</text:span></text:p>
      <text:p text:style-name="P3"/>
      <text:p text:style-name="P4">i/p</text:p>
      <text:p text:style-name="P4">13</text:p>
      <text:p text:style-name="P4">1 2</text:p>
      <text:p text:style-name="P4">1 3</text:p>
      <text:p text:style-name="P4">1 13</text:p>
      <text:p text:style-name="P4">2 5</text:p>
      <text:p text:style-name="P4">3 4</text:p>
      <text:p text:style-name="P4">5 6</text:p>
      <text:p text:style-name="P4">5 7</text:p>
      <text:p text:style-name="P4">5 8</text:p>
      <text:p text:style-name="P4">8 12</text:p>
      <text:p text:style-name="P4">4 9</text:p>
      <text:p text:style-name="P4">4 10</text:p>
      <text:p text:style-name="P4">10 11</text:p>
      <text:p text:style-name="P4">6 7</text:p>
      <text:p text:style-name="P4"/>
      <text:p text:style-name="P4">o/p 5</text:p>
      <text:p text:style-name="P3"/>
      <text:p text:style-name="P3"><text:soft-page-break/></text:p>
      <text:p text:style-name="P3"/>
      <text:p text:style-name="P3">#include&lt;bits/stdc++.h&gt;</text:p>
      <text:p text:style-name="P3">using namespace std;</text:p>
      <text:p text:style-name="P3"/>
      <text:p text:style-name="P3">const int N= 1e5+10;</text:p>
      <text:p text:style-name="P3">vector&lt;int&gt; g[N];</text:p>
      <text:p text:style-name="P3">int par[N];</text:p>
      <text:p text:style-name="P3"/>
      <text:p text:style-name="P3">// for storing parent of current node</text:p>
      <text:p text:style-name="P5">void dfs(int v, int p=-1){ <text:s/>// passing default value</text:p>
      <text:p text:style-name="P3"><text:tab/></text:p>
      <text:p text:style-name="P3"><text:tab/>par[v]=p;</text:p>
      <text:p text:style-name="P3"><text:tab/>for(int child: g[v]){</text:p>
      <text:p text:style-name="P3"><text:tab/><text:tab/>if(child==p) continue;</text:p>
      <text:p text:style-name="P3"><text:tab/><text:tab/></text:p>
      <text:p text:style-name="P3"/>
      <text:p text:style-name="P3"><text:tab/><text:tab/>dfs(child,v);</text:p>
      <text:p text:style-name="P3"><text:tab/>}</text:p>
      <text:p text:style-name="P3">}</text:p>
      <text:p text:style-name="P3"/>
      <text:p text:style-name="P3">// funtion to return vector of path.</text:p>
      <text:p text:style-name="P3"/>
      <text:p text:style-name="P5">vector&lt;int&gt; path(int v){</text:p>
      <text:p text:style-name="P5"><text:tab/>vector&lt;int&gt;ans;</text:p>
      <text:p text:style-name="P5"><text:tab/>while(v!=-1){ <text:s/>// root ka parent -1 mana hai</text:p>
      <text:p text:style-name="P5"><text:tab/><text:tab/>ans.push_back(v);</text:p>
      <text:p text:style-name="P5"><text:tab/><text:tab/>v = par[v];</text:p>
      <text:p text:style-name="P5"><text:tab/>}</text:p>
      <text:p text:style-name="P5"><text:tab/>reverse(begin(ans),end(ans));</text:p>
      <text:p text:style-name="P5"><text:tab/>return ans;</text:p>
      <text:p text:style-name="P5">} </text:p>
      <text:p text:style-name="P3"><text:tab/></text:p>
      <text:p text:style-name="P3"/>
      <text:p text:style-name="P3">int main(){</text:p>
      <text:p text:style-name="P3"><text:soft-page-break/><text:tab/>int n;</text:p>
      <text:p text:style-name="P3"><text:tab/>cin&gt;&gt;n;</text:p>
      <text:p text:style-name="P3"><text:tab/>for( int i=0 ; i&lt;n-1 ; i++){</text:p>
      <text:p text:style-name="P3"><text:tab/><text:tab/>int v1,v2;</text:p>
      <text:p text:style-name="P3"><text:tab/><text:tab/>cin&gt;&gt;v1&gt;&gt;v2;</text:p>
      <text:p text:style-name="P3"/>
      <text:p text:style-name="P3"><text:tab/><text:tab/>g[v1].push_back(v2);</text:p>
      <text:p text:style-name="P3"><text:tab/><text:tab/>g[v2].push_back(v1);</text:p>
      <text:p text:style-name="P3"><text:tab/>}</text:p>
      <text:p text:style-name="P3"/>
      <text:p text:style-name="P3"><text:tab/>dfs(1);</text:p>
      <text:p text:style-name="P3"><text:tab/><text:span text:style-name="T2">int x, y ;</text:span></text:p>
      <text:p text:style-name="P5"><text:tab/>cin&gt;&gt;x&gt;&gt;y;</text:p>
      <text:p text:style-name="P5"><text:tab/>vector&lt;int&gt; path_of_x=path(x);</text:p>
      <text:p text:style-name="P5"><text:tab/>vector&lt;int&gt; path_of_y=path(y);</text:p>
      <text:p text:style-name="P5"/>
      <text:p text:style-name="P5"><text:tab/>int mn_ln = min(path_of_x.size(),path_of_y.size())-1;</text:p>
      <text:p text:style-name="P5"/>
      <text:p text:style-name="P5"><text:tab/>int lca=-1;</text:p>
      <text:p text:style-name="P5"><text:tab/>for( int i=0 ;i&lt;mn_ln ; i++){</text:p>
      <text:p text:style-name="P5"><text:tab/><text:tab/>if(path_of_x[i] == path_of_y[i]){</text:p>
      <text:p text:style-name="P5"><text:tab/><text:tab/><text:tab/>lca=path_of_x[i];</text:p>
      <text:p text:style-name="P5"><text:tab/><text:tab/>}</text:p>
      <text:p text:style-name="P5"><text:tab/><text:tab/>else break;</text:p>
      <text:p text:style-name="P5"><text:tab/>}</text:p>
      <text:p text:style-name="P5"/>
      <text:p text:style-name="P5"><text:tab/>cout&lt;&lt;lca;</text:p>
      <text:p text:style-name="P3"/>
      <text:p text:style-name="P3">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24:04.506963985</meta:creation-date>
    <dc:date>2021-11-09T10:54:16.738266836</dc:date>
    <meta:editing-duration>PT9M50S</meta:editing-duration>
    <meta:editing-cycles>1</meta:editing-cycles>
    <meta:document-statistic meta:table-count="0" meta:image-count="0" meta:object-count="0" meta:page-count="3" meta:paragraph-count="75" meta:word-count="223" meta:character-count="1245" meta:non-whitespace-character-count="1044"/>
    <meta:generator>LibreOffice/6.0.7.3$Linux_X86_64 LibreOffice_project/00m0$Build-3</meta:generator>
  </office:meta>
</office:document-meta>
</file>